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Text_20_body">
      <style:text-properties officeooo:paragraph-rsid="001597a8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text-underline-style="none" fo:font-weight="bold" style:font-weight-asian="bold" style:font-weight-complex="bold"/>
    </style:style>
    <style:style style:name="P4" style:family="paragraph" style:parent-style-name="Text_20_body">
      <style:text-properties officeooo:paragraph-rsid="001c3efe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officeooo:rsid="0013be0d"/>
    </style:style>
    <style:style style:name="T2" style:family="text">
      <style:text-properties officeooo:rsid="001597a8"/>
    </style:style>
    <style:style style:name="T3" style:family="text">
      <style:text-properties officeooo:rsid="001f67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iclo de vida de desenvolvimento de Software (SLDC) principais modelos</text:h>
      <text:p text:style-name="Text_20_body"/>
      <text:p text:style-name="Text_20_body"/>
      <text:p text:style-name="P2">1. Introdução</text:p>
      <text:p text:style-name="Text_20_body">O ciclo de vida de desenvolvimento de software ou SDLC para abreviar</text:p>
      <text:p text:style-name="Text_20_body">é uma metodologia para projetar, construir e manter sistemas de</text:p>
      <text:p text:style-name="Text_20_body">informação e industriais. Até agora, existem muitos modelos SDLC,</text:p>
      <text:p text:style-name="Text_20_body">como o modelo Waterfall, que compreende cinco fases a serem</text:p>
      <text:p text:style-name="Text_20_body">concluídas sequencialmente para desenvolver uma solução de software;</text:p>
      <text:p text:style-name="Text_20_body">outro modelo chamado modelo Spiral, que é visualizado como um</text:p>
      <text:p text:style-name="Text_20_body">processo que passa por um certo número de iterações. Finalmente, o</text:p>
      <text:p text:style-name="Text_20_body">modelo incremental é qualquer combinação de design iterativo ou</text:p>
      <text:p text:style-name="Text_20_body">método iterativo e modelo de construção incremental para</text:p>
      <text:p text:style-name="Text_20_body">desenvolvimento de software. Ele tem sete fases, e elas são as</text:p>
      <text:p text:style-name="Text_20_body">seguintes: Planejamento, requisitos, análise, implementação,</text:p>
      <text:p text:style-name="Text_20_body">implantação, teste e avaliação . Na verdade, o SDLC foi investigado</text:p>
      <text:p text:style-name="Text_20_body">por muitos pesquisadores e vários modelos foram propostos onde seus</text:p>
      <text:p text:style-name="Text_20_body">pontos fortes e fracos reconhecidos são apresentados. O Waterfall,</text:p>
      <text:p text:style-name="Text_20_body">espiral, incremental, processo unificado racional (RUP), desenvolvimento</text:p>
      <text:p text:style-name="Text_20_body">rápido de aplicativos (RAD), desenvolvimento ágil de software e</text:p>
      <text:p text:style-name="Text_20_body">prototipagem rápida são alguns a serem mencionados como modelos</text:p>
      <text:p text:style-name="Text_20_body">SDLC bem-sucedidos.</text:p>
      <text:p text:style-name="Text_20_body">Além disso, todos os modelos SDLC que foram sugeridos compartilham</text:p>
      <text:p text:style-name="Text_20_body">propriedades básicas. Todos eles consistem em uma sequência de</text:p>
      <text:p text:style-name="Text_20_body">fases ou etapas que devem ser seguidas e concluídas por</text:p>
      <text:p text:style-name="Text_20_body">desenvolvedores e designers de sistemas para atingir os sistemas</text:p>
      <text:p text:style-name="Text_20_body">desenvolvidos e entregar os produtos necessários.</text:p>
      <text:p text:style-name="Text_20_body">Entretanto, neste artigo, serão discutidos os pontos fortes e fracos dos</text:p>
      <text:p text:style-name="Text_20_body">modelos em cascata, espiral e incremental/iterativo, e uma breve</text:p>
      <text:p text:style-name="Text_20_body"><text:soft-page-break/>comparação de outros aspectos concluirá o restante do artigo.</text:p>
      <text:p text:style-name="P3"/>
      <text:p text:style-name="P3">2. Modelo em cascata</text:p>
      <text:p text:style-name="Text_20_body">O Modelo Cascata é o mais antigo e conhecido modelo SDLC. Este</text:p>
      <text:p text:style-name="Text_20_body">modelo é amplamente utilizado em projetos governamentais e em muitas</text:p>
      <text:p text:style-name="Text_20_body">empresas importantes. A característica especial deste modelo são suas</text:p>
      <text:p text:style-name="Text_20_body">etapas sequenciais. Ele desce pelas fases de análise de requisitos,</text:p>
      <text:p text:style-name="Text_20_body">design, codificação, teste e manutenção. Além disso, ele garante as</text:p>
      <text:p text:style-name="Text_20_body">falhas de design antes do desenvolvimento de um produto. Este modelo</text:p>
      <text:p text:style-name="Text_20_body">funciona bem para projetos nos quais o controle de qualidade é uma</text:p>
      <text:p text:style-name="Text_20_body">grande preocupação devido à sua documentação e planejamento</text:p>
      <text:p text:style-name="Text_20_body">intensivos . Os estágios que constroem este modelo não são estágios</text:p>
      <text:p text:style-name="Text_20_body">sobrepostos, o que significa que o modelo cascata começa e termina</text:p>
      <text:p text:style-name="Text_20_body">um estágio antes de iniciar o próximo.</text:p>
      <text:p text:style-name="Text_20_body">As etapas a seguir fornecem uma breve descrição sobre o processo em</text:p>
      <text:p text:style-name="P4">cascata: </text:p>
      <text:p text:style-name="P4">1. Requisito:</text:p>
      <text:p text:style-name="Text_20_body">É uma descrição do comportamento de um sistema a ser desenvolvido.</text:p>
      <text:p text:style-name="Text_20_body">Normalmente, são as informações fornecidas pelos clientes.</text:p>
      <text:p text:style-name="Text_20_body">Portanto, ele estabelece o acordo entre os clientes e os</text:p>
      <text:p text:style-name="Text_20_body">desenvolvedores para as especificações e recursos do software.</text:p>
      <text:p text:style-name="Text_20_body">Em resumo, os requisitos são reunidos, analisados e, em seguida,</text:p>
      <text:p text:style-name="Text_20_body">a documentação adequada é preparada, o que ajuda ainda mais</text:p>
      <text:p text:style-name="Text_20_body">no processo de desenvolvimento.”</text:p>
      <text:p text:style-name="Text_20_body">2. Design de alto nível: As informações coletadas da fase anterior são</text:p>
      <text:p text:style-name="Text_20_body">avaliadas e uma implementação adequada é formulada. É o</text:p>
      <text:p text:style-name="Text_20_body">processo de planejamento e resolução de problemas para uma</text:p>
      <text:p text:style-name="Text_20_body">solução de software.</text:p>
      <text:p text:style-name="Text_20_body">Trata da escolha do design de algoritmo apropriado, design de</text:p>
      <text:p text:style-name="Text_20_body">arquitetura de software, banco de dados.</text:p>
      <text:p text:style-name="Text_20_body"><text:span text:style-name="T3">e</text:span>squema conceitual, projeto de diagrama lógico e definição de</text:p>
      <text:p text:style-name="Text_20_body"><text:soft-page-break/>estrutura de dados [4, 5].</text:p>
      <text:p text:style-name="Text_20_body">3. Desenvolvimento/Engenharia: Nesta fase o software é</text:p>
      <text:p text:style-name="Text_20_body">4. Fase de avaliação: permite ao cliente avaliar</text:p>
      <text:p text:style-name="Text_20_body">a saída do projeto antes que ele continue para a próxima espiral ou</text:p>
      <text:p text:style-name="Text_20_body">próxima rodada.</text:p>
      <text:p text:style-name="Text_20_body">3. Codificação: Nesta fase todos os requisitos serão convertidos para o</text:p>
      <text:p text:style-name="Text_20_body">ambiente de produção.</text:p>
      <text:p text:style-name="Text_20_body">Nesta pesquisa, concluímos que existem muitos modelos existentes</text:p>
      <text:p text:style-name="Text_20_body">para desenvolver sistemas com base nos requisitos dos clientes e</text:p>
      <text:p text:style-name="Text_20_body">no tamanho dos projetos. Alguns modelos são preferidos aos outros</text:p>
      <text:p text:style-name="Text_20_body">devido às suas propriedades e como eles correspondem às</text:p>
      <text:p text:style-name="Text_20_body">necessidades dos clientes. O modelo cascata, o modelo espiral e o</text:p>
      <text:p text:style-name="Text_20_body">modelo incremental podem ter as mesmas propriedades compartilhadas,</text:p>
      <text:p text:style-name="Text_20_body">mas ainda têm diferentes vantagens e desvantagens para o</text:p>
      <text:p text:style-name="Text_20_body">desenvolvimento de sistemas, então cada modelo tenta eliminar as</text:p>
      <text:p text:style-name="Text_20_body">desvantagens do modelo anterior. No trabalho futuro, estamos</text:p>
      <text:p text:style-name="Text_20_body">planejando estender esta pesquisa para adicionar outros modelos e</text:p>
      <text:p text:style-name="Text_20_body">alguns modelos podem ser simulados usando algumas ferramentas.</text:p>
      <text:p text:style-name="Text_20_body">4. Testes: Esta fase lida com os testes e verificações reais das soluções</text:p>
      <text:p text:style-name="Text_20_body">de software que foram desenvolvidas para atender aos requisitos</text:p>
      <text:p text:style-name="Text_20_body">originais. Além disso, é a fase em que os bugs e falhas do sistema</text:p>
      <text:p text:style-name="Text_20_body">são encontrados, corrigidos e refinados.</text:p>
      <text:p text:style-name="Text_20_body">5. Manutenção: Depois que o software já foi lançado, ele pode precisar</text:p>
      <text:p text:style-name="Text_20_body">de algumas modificações, melhorias, correção de erros e</text:p>
      <text:p text:style-name="Text_20_body">refinamento de acordo. Portanto, esta fase é o processo de cuidar</text:p>
      <text:p text:style-name="Text_20_body">de tais preocupações</text:p>
      <text:p text:style-name="P2">3. Modelo espiral</text:p>
      <text:p text:style-name="P5">O modelo espiral é um processo de desenvolvimento de software que combina</text:p>
      <text:p text:style-name="P5">elementos de design e prototipagem em estágios para combinar as vantagens dos</text:p>
      <text:p text:style-name="P5">conceitos top-down e bottom-up. É um metamodelo, o que significa que pode ser</text:p>
      <text:p text:style-name="P5">usado por outros modelos [5, 6]. Além disso, ele se concentra na avaliação de risco e</text:p>
      <text:p text:style-name="P5"><text:soft-page-break/>na minimização do risco do projeto. Isso pode ser alcançado dividindo um projeto em</text:p>
      <text:p text:style-name="P5">segmentos menores, que então fornecem mais facilidade de mudança durante o</text:p>
      <text:p text:style-name="P5">processo de desenvolvimento, bem como fornecem a oportunidade de avaliar riscos e</text:p>
      <text:p text:style-name="P5">ponderar a consideração da continuação do projeto ao longo do ciclo de vida. Neste</text:p>
      <text:p text:style-name="P5">modelo, a equipe de desenvolvimento começa com um pequeno conjunto de requisitos</text:p>
      <text:p text:style-name="P5">e então passa por cada fase de desenvolvimento (exceto Instalação e Manutenção)</text:p>
      <text:p text:style-name="P5">para esses conjuntos de requisitos. Portanto, a equipe de desenvolvimento tem a</text:p>
      <text:p text:style-name="P5">chance de aprender novas lições da iteração inicial (por meio de um processo de</text:p>
      <text:p text:style-name="P5">análise de risco). Além disso, a equipe adicionará funcionalidade para requisitos</text:p>
      <text:p text:style-name="P5">adicionais em “espirais” cada vez maiores até que o aplicativo esteja pronto para</text:p>
      <text:p text:style-name="P5">a fase de instalação e manutenção. Neste modelo, cada iteração anterior à versão de</text:p>
      <text:p text:style-name="P5">produção é chamada de protótipo da aplicação</text:p>
      <text:p text:style-name="Text_20_body">As etapas a seguir fornecem uma breve descrição sobre o</text:p>
      <text:p text:style-name="Text_20_body">Este modelo combina elementos do modelo cascata de forma iterativa.</text:p>
      <text:p text:style-name="Text_20_body">Além disso, cada sequência linear produz incrementos entregáveis do</text:p>
      <text:p text:style-name="Text_20_body">software. Os requisitos básicos são abordados no primeiro incremento,</text:p>
      <text:p text:style-name="Text_20_body">e ele é o produto principal, no entanto, muitos recursos suplementares</text:p>
      <text:p text:style-name="Text_20_body">(alguns conhecidos, outros desconhecidos) permanecem não entregáveis</text:p>
      <text:p text:style-name="Text_20_body">neste incremento. Este modelo constrói uma implementação parcial de</text:p>
      <text:p text:style-name="Text_20_body">um sistema total. Então, ele adiciona lentamente funcionalidade</text:p>
      <text:p text:style-name="Text_20_body">aumentada. Portanto, cada versão subsequente adicionará uma função</text:p>
      <text:p text:style-name="Text_20_body">à anterior até que todas as funcionalidades projetadas sejam</text:p>
      <text:p text:style-name="Text_20_body">implementadas [7, 8, 9, 10].</text:p>
      <text:p text:style-name="Text_20_body">Fases do modelo espiral:</text:p>
      <text:p text:style-name="Text_20_body">1. Planejamento: Esta fase inclui a compreensão dos requisitos do</text:p>
      <text:p text:style-name="Text_20_body">sistema por meio da condução de comunicações contínuas entre</text:p>
      <text:p text:style-name="Text_20_body">os clientes e os analistas do sistema.</text:p>
      <text:p text:style-name="Text_20_body">5. Manutenção: Depois que o software já foi lançado, ele pode precisar</text:p>
      <text:p text:style-name="Text_20_body">de algumas modificações, melhorias, correção de erros e</text:p>
      <text:p text:style-name="Text_20_body">refinamento de acordo. Portanto, esta fase é o processo de cuidar</text:p>
      <text:p text:style-name="Text_20_body">de tais preocupações.</text:p>
      <text:p text:style-name="Text_20_body"><text:soft-page-break/>2. Análise de Risco: Nesta fase, um processo é realizado para identificar</text:p>
      <text:p text:style-name="Text_20_body">riscos e soluções alternativas. Um protótipo é produzido no final</text:p>
      <text:p text:style-name="Text_20_body">desta fase.</text:p>
      <text:p text:style-name="Text_20_body">3. Desenvolvimento/Engenharia: Nesta fase o software é</text:p>
      <text:p text:style-name="Text_20_body">produzido junto com o teste.</text:p>
      <text:p text:style-name="Text_20_body">4. Fase de avaliação: permite ao cliente avaliar</text:p>
      <text:p text:style-name="Text_20_body">a saída do projeto antes que ele continue para a próxima espiral ou</text:p>
      <text:p text:style-name="Text_20_body">próxima rodada.</text:p>
      <text:p text:style-name="P2">4. Modelo Iterativo e Incremental</text:p>
      <text:p text:style-name="P5">Este modelo combina elementos do modelo cascata de forma iterativa.</text:p>
      <text:p text:style-name="P5">Além disso, cada sequência linear produz incrementos entregáveis do</text:p>
      <text:p text:style-name="P5">software. Os requisitos básicos são abordados no primeiro incremento,</text:p>
      <text:p text:style-name="P5">e ele é o produto principal, no entanto, muitos recursos suplementares</text:p>
      <text:p text:style-name="P5">(alguns conhecidos, outros desconhecidos) permanecem não entregáveis</text:p>
      <text:p text:style-name="P5">neste incremento. Este modelo constrói uma implementação parcial de</text:p>
      <text:p text:style-name="P5">um sistema total. Então, ele adiciona lentamente funcionalidade</text:p>
      <text:p text:style-name="P5">aumentada. Portanto, cada versão subsequente adicionará uma função</text:p>
      <text:p text:style-name="P5">à anterior até que todas as funcionalidades projetadas sejam</text:p>
      <text:p text:style-name="P5">implementadas.</text:p>
      <text:p text:style-name="P5"/>
      <text:p text:style-name="Text_20_body">A Comparison Between Three SDLC Models Waterfall</text:p>
      <text:p text:style-name="P1">Model, Spiral Model, and Incremental/Iterative Model, <text:span text:style-name="T2">2015. Disponível em: </text:span><text:a xlink:type="simple" xlink:href="https://www.academia.edu/download/36637147/SDLC.pdf" text:style-name="Internet_20_link" text:visited-style-name="Visited_20_Internet_20_Link"><text:span text:style-name="T2">https://www.academia.edu/download/36637147/SDLC.pdf</text:span></text:a><text:span text:style-name="T2"> </text:span><text:span text:style-name="T1"><text:s/>Acesso em: </text:span><text:span text:style-name="T2">24</text:span><text:span text:style-name="T1"> de </text:span><text:span text:style-name="T2">set</text:span><text:span text:style-name="T1">. de 202</text:span><text:span text:style-name="T2">4</text:span><text:span text:style-name="T1">. </text:span><text:span text:style-name="T2">(tradução nossa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12pt" fo:language="pt" fo:country="BR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pt" fo:country="BR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09:37:23.828444049</meta:creation-date>
    <dc:date>2024-11-13T09:38:05.065611316</dc:date>
    <meta:editing-duration>PT1H2M43S</meta:editing-duration>
    <meta:editing-cycles>20</meta:editing-cycles>
    <meta:generator>LibreOffice/24.2.7.2$Linux_X86_64 LibreOffice_project/420$Build-2</meta:generator>
    <meta:document-statistic meta:table-count="0" meta:image-count="0" meta:object-count="0" meta:page-count="5" meta:paragraph-count="140" meta:word-count="1248" meta:character-count="8255" meta:non-whitespace-character-count="7145"/>
  </office:meta>
</office:document-meta>
</file>